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2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Arial" fo:font-size="12pt" style:font-size-asian="12pt" style:font-size-complex="12pt"/>
    </style:style>
    <style:style style:name="T1" style:family="text">
      <style:text-properties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lena Sator i Garcia, major d'edat, que visc a Pals (comarca del Baix Empordà), carrer de la Lila, s/n, CP 17256, tel. 972 629 421, adreça electrònica esator@bemporda.net i que tinc el DNI núm. 52 302 443, </text:p>
      <text:p text:style-name="P1"/>
      <text:p text:style-name="P1"/>
      <text:p text:style-name="P2"><text:span text:style-name="T1">SOL·LICITO </text:span>que d'acord amb l'article 24.3 de la Llei 3/1993, bàsica de les cambres oficials de comerç, indústria i navegació, es tingui per presentada i que produeixi efectes aquesta <text:span text:style-name="T1">QUEIXA</text:span>, per la raó següent:</text:p>
      <text:p text:style-name="P1"/>
      <text:p text:style-name="P2">Que, segons demostra la meva sol·licitud registrada el dia 4 de febrer, fa dos mesos que us vaig demanar informació sobre el meu expedient 44/92-B i encara no n'he rebut resposta.</text:p>
      <text:p text:style-name="P1"/>
      <text:p text:style-name="P1"/>
      <text:p text:style-name="P1">Pals, 29 d'abril de 2010</text:p>
      <text:p text:style-name="P1"/>
      <text:p text:style-name="P1"/>
      <text:p text:style-name="P1"/>
      <text:p text:style-name="P1"/>
      <text:p text:style-name="P1"/>
      <text:p text:style-name="P1">DEPARTAMENT D'INDÚSTRIA, COMERÇ I TURISM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Times New Roman" fo:font-size="18pt" fo:font-weight="bold" style:font-name-asian="Arial Unicode MS" style:font-size-asian="18pt" style:font-weight-asian="bold" style:font-name-complex="Tahoma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14.7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 Antònia Rossell</meta:initial-creator>
    <meta:creation-date>2009-12-27T21:34:46.40</meta:creation-date>
    <meta:editing-duration>PT00H00M18S</meta:editing-duration>
    <meta:editing-cycles>2</meta:editing-cycles>
    <meta:generator>OpenOffice.org/3.0$Win32 OpenOffice.org_project/300m9$Build-9358</meta:generator>
    <meta:document-statistic meta:table-count="0" meta:image-count="0" meta:object-count="0" meta:page-count="1" meta:paragraph-count="5" meta:word-count="112" meta:character-count="661"/>
    <dc:date>2009-12-27T21:34:48.17</dc:date>
    <dc:creator>M Antònia Rossell</dc:creator>
    <meta:user-defined meta:name="Informació 1"/>
    <meta:user-defined meta:name="Informació 2"/>
    <meta:user-defined meta:name="Informació 3"/>
    <meta:user-defined meta:name="Informació 4"/>
  </office:meta>
</office:document-meta>
</file>